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Pa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/mV</text:p>
          </table:table-cell>
          <table:table-cell office:value-type="float" office:value="5.8" calcext:value-type="float">
            <text:p>5.8</text:p>
          </table:table-cell>
          <table:table-cell office:value-type="float" office:value="6.2" calcext:value-type="float">
            <text:p>6.2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G/mV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/mV</text:p>
          </table:table-cell>
          <table:table-cell office:value-type="float" office:value="20.7" calcext:value-type="float">
            <text:p>20.7</text:p>
          </table:table-cell>
          <table:table-cell office:value-type="float" office:value="20.1" calcext:value-type="float">
            <text:p>20.1</text:p>
          </table:table-cell>
          <table:table-cell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G/mV</text:p>
          </table:table-cell>
          <table:table-cell table:number-columns-repeated="2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r Min/mV</text:p>
          </table:table-cell>
          <table:table-cell table:formula="of:=[.B2]-[.B3]" office:value-type="float" office:value="4.9" calcext:value-type="float">
            <text:p>4.9</text:p>
          </table:table-cell>
          <table:table-cell table:formula="of:=[.C2]-[.C3]" office:value-type="float" office:value="5.3" calcext:value-type="float">
            <text:p>5.3</text:p>
          </table:table-cell>
          <table:table-cell table:formula="of:=[.D2]-[.D3]"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r Max/mV</text:p>
          </table:table-cell>
          <table:table-cell table:formula="of:=[.B4]-[.B5]" office:value-type="float" office:value="19.8" calcext:value-type="float">
            <text:p>19.8</text:p>
          </table:table-cell>
          <table:table-cell table:formula="of:=[.C4]-[.C5]" office:value-type="float" office:value="19.2" calcext:value-type="float">
            <text:p>19.2</text:p>
          </table:table-cell>
          <table:table-cell table:formula="of:=[.D4]-[.D5]" office:value-type="float" office:value="19.5" calcext:value-type="float">
            <text:p>19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lx</text:p>
          </table:table-cell>
          <table:table-cell table:formula="of:=(([.B7]-[.B6])^2)/(([.B7]+[.B6])^2)" office:value-type="float" office:value="0.36389712993165" calcext:value-type="float">
            <text:p>0.36389712993165</text:p>
          </table:table-cell>
          <table:table-cell table:formula="of:=(([.C7]-[.C6])^2)/(([.C7]+[.C6])^2)" office:value-type="float" office:value="0.321882548937942" calcext:value-type="float">
            <text:p>0.321882548937942</text:p>
          </table:table-cell>
          <table:table-cell table:formula="of:=(([.D7]-[.D6])^2)/(([.D7]+[.D6])^2)" office:value-type="float" office:value="0.342653182629387" calcext:value-type="float">
            <text:p>0.342653182629387</text:p>
          </table:table-cell>
          <table:table-cell table:formula="of:=SUM([.B8:.D8])/3" office:value-type="float" office:value="0.342810953832993" calcext:value-type="float">
            <text:p>0.342810953832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or</text:p>
          </table:table-cell>
          <table:table-cell table:formula="of:=4*(([.B7]-[.B6])/(([.B7]+[.B6])^3))*[.B11]*SQRT([.B6]^2+[.B7]^2)" office:value-type="float" office:value="0.0228177678165438" calcext:value-type="float">
            <text:p>0.022817767816544</text:p>
          </table:table-cell>
          <table:table-cell table:formula="of:=4*(([.C7]-[.C6])/(([.C7]+[.C6])^3))*[.C11]*SQRT([.C6]^2+[.C7]^2)" office:value-type="float" office:value="0.0212994825653035" calcext:value-type="float">
            <text:p>0.021299482565304</text:p>
          </table:table-cell>
          <table:table-cell table:formula="of:=4*(([.D7]-[.D6])/(([.D7]+[.D6])^3))*[.D11]*SQRT([.D6]^2+[.D7]^2)" office:value-type="float" office:value="0.0220579012287709" calcext:value-type="float">
            <text:p>0.022057901228771</text:p>
          </table:table-cell>
          <table:table-cell table:formula="of:=SUM([.B9:.D9])/3" office:value-type="float" office:value="0.0220583838702061" calcext:value-type="float">
            <text:p>0.022058383870206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elA</text:p>
          </table:table-cell>
          <table:table-cell table:formula="of:=SQRT(2)*0.2" office:value-type="float" office:value="0.282842712474619" calcext:value-type="float">
            <text:p>0.282842712474619</text:p>
          </table:table-cell>
          <table:table-cell table:formula="of:=SQRT(2)*0.2" office:value-type="float" office:value="0.282842712474619" calcext:value-type="float">
            <text:p>0.282842712474619</text:p>
          </table:table-cell>
          <table:table-cell table:formula="of:=SQRT(2)*0.2" office:value-type="float" office:value="0.282842712474619" calcext:value-type="float">
            <text:p>0.282842712474619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00-00-00</text:date>, <text:time style:data-style-name="N2" text:time-value="03:35:18.51519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03:35:19.877285129</meta:creation-date>
    <dc:title>Noto Sans</dc:title>
    <meta:editing-duration>PT3H30M18S</meta:editing-duration>
    <meta:editing-cycles>7</meta:editing-cycles>
    <meta:generator>LibreOffice/6.4.0.3$Linux_X86_64 LibreOffice_project/40$Build-3</meta:generator>
    <meta:initial-creator>Yudong Sun</meta:initial-creator>
    <dc:date>2020-03-11T07:26:08.746134450</dc:date>
    <dc:creator>Yudong Sun</dc:creator>
    <meta:document-statistic meta:table-count="1" meta:cell-count="42" meta:object-count="0"/>
    <meta:template xlink:type="simple" xlink:actuate="onRequest" xlink:title="Noto Sans" xlink:href="../../../../../../../../../../home/sunyudong/Templates/Noto%20Sans1.ots" meta:date="2020-03-11T03:35:18.610436517"/>
  </office:meta>
</office:document-meta>
</file>